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44B3E1" fo:border-bottom="thin solid #44B3E1" fo:border-left="thin solid #44B3E1" fo:border-right="none" style:vertical-align="middle" fo:background-color="#156082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44B3E1" fo:border-bottom="thin solid #44B3E1" fo:border-left="none" fo:border-right="none" style:vertical-align="middle" fo:background-color="#C0E6F5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44B3E1" fo:border-bottom="thin solid #44B3E1" fo:border-left="none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44B3E1" fo:border-bottom="thin solid #44B3E1" fo:border-left="thin solid #44B3E1" fo:border-right="none" style:vertical-align="middle" fo:background-color="#156082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44B3E1" fo:border-bottom="thin solid #44B3E1" fo:border-left="none" fo:border-right="none" style:vertical-align="middle" fo:background-color="#156082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44B3E1" fo:border-bottom="thin solid #44B3E1" fo:border-left="thin solid #44B3E1" fo:border-right="none" style:vertical-align="middle" fo:background-color="#C0E6F5" style:repeat-content="fals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44B3E1" fo:border-bottom="thin solid #44B3E1" fo:border-left="none" fo:border-right="none" style:vertical-align="middle" fo:background-color="#C0E6F5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44B3E1" fo:border-bottom="thin solid #44B3E1" fo:border-left="none" fo:border-right="none" style:vertical-align="middle" fo:background-color="#156082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44B3E1" fo:border-bottom="thin solid #44B3E1" fo:border-left="none" fo:border-right="thin solid #44B3E1" style:vertical-align="middle" fo:background-color="#156082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44B3E1" fo:border-bottom="thin solid #44B3E1" fo:border-left="thin solid #44B3E1" fo:border-right="none" style:vertical-align="middle" fo:background-color="#C0E6F5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44B3E1" fo:border-bottom="thin solid #44B3E1" fo:border-left="none" fo:border-right="thin solid #44B3E1" style:vertical-align="middle" fo:background-color="#C0E6F5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44B3E1" fo:border-bottom="thin solid #44B3E1" fo:border-left="thin solid #44B3E1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44B3E1" fo:border-bottom="thin solid #44B3E1" fo:border-left="none" fo:border-right="thin solid #44B3E1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fo:border="thin solid #999999" fo:background-color="#FFFFFF"/>
    </style:style>
    <style:style style:name="ce19" style:family="table-cell" style:parent-style-name="Default" style:data-style-name="N0">
      <style:table-cell-properties fo:border-top="thin solid #999999" fo:border-bottom="none" fo:border-left="thin solid #999999" fo:border-right="none" fo:background-color="#FFFFFF"/>
      <style:text-properties fo:color="#000000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999999" fo:border-bottom="none" fo:border-left="thin solid #999999" fo:border-right="none" fo:background-color="#FFFFFF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999999" fo:border-bottom="none" fo:border-left="none" fo:border-right="thin solid #999999" fo:background-color="#FFFFFF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999999" fo:border-bottom="none" fo:border-left="thin solid #999999" fo:border-right="none" style:vertical-align="automatic" fo:background-color="#FFFFFF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999999" fo:border-bottom="none" fo:border-left="thin solid #999999" fo:border-right="none" fo:background-color="#FFFFFF"/>
    </style:style>
    <style:style style:name="ce24" style:family="table-cell" style:parent-style-name="Default" style:data-style-name="N0">
      <style:table-cell-properties fo:border-top="thin solid #999999" fo:border-bottom="none" fo:border-left="none" fo:border-right="thin solid #999999" fo:background-color="#FFFFFF"/>
    </style:style>
    <style:style style:name="ce25" style:family="table-cell" style:parent-style-name="Default" style:data-style-name="N0">
      <style:table-cell-properties fo:border-top="thin solid #FFFFFF" fo:border-bottom="none" fo:border-left="thin solid #999999" fo:border-right="none" style:vertical-align="automatic" fo:background-color="#FFFFFF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FFFFFF" fo:border-bottom="none" fo:border-left="thin solid #999999" fo:border-right="none" fo:background-color="#FFFFFF"/>
    </style:style>
    <style:style style:name="ce27" style:family="table-cell" style:parent-style-name="Default" style:data-style-name="N0">
      <style:table-cell-properties fo:border-top="thin solid #FFFFFF" fo:border-bottom="none" fo:border-left="none" fo:border-right="thin solid #999999" fo:background-color="#FFFFFF"/>
    </style:style>
    <style:style style:name="ce28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top="thin solid #999999" fo:border-bottom="thin solid #999999" fo:border-left="thin solid #999999" fo:border-right="none" fo:background-color="#FFFFFF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999999" fo:border-bottom="thin solid #999999" fo:border-left="none" fo:border-right="thin solid #999999" fo:background-color="#FFFFFF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2966666666667cm"/>
    </style:style>
    <style:style style:name="co2" style:family="table-column">
      <style:table-column-properties fo:break-before="auto" style:column-width="3.32316666666667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3.76766666666667cm"/>
    </style:style>
    <style:style style:name="co5" style:family="table-column">
      <style:table-column-properties fo:break-before="auto" style:column-width="3.53483333333333cm"/>
    </style:style>
    <style:style style:name="co6" style:family="table-column">
      <style:table-column-properties fo:break-before="auto" style:column-width="1.9685cm"/>
    </style:style>
    <style:style style:name="co7" style:family="table-column">
      <style:table-column-properties fo:break-before="auto" style:column-width="2.13783333333333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6035cm"/>
    </style:style>
    <style:style style:name="co10" style:family="table-column">
      <style:table-column-properties fo:break-before="auto" style:column-width="3.19616666666667cm" style:use-optimal-column-width="true"/>
    </style:style>
    <style:style style:name="co11" style:family="table-column">
      <style:table-column-properties fo:break-before="auto" style:column-width="2.8575cm" style:use-optimal-column-width="true"/>
    </style:style>
    <style:style style:name="co12" style:family="table-column">
      <style:table-column-properties fo:break-before="auto" style:column-width="2.413cm" style:use-optimal-column-width="true"/>
    </style:style>
    <style:style style:name="co13" style:family="table-column">
      <style:table-column-properties fo:break-before="auto" style:column-width="4.233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6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ma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18" table:default-cell-style-name="ce17"/>
        <table:table-column table:style-name="co3" table:number-columns-repeated="16362" table:default-cell-style-name="ce1"/>
        <table:table-row table:style-name="ro1">
          <table:table-cell office:value-type="string" table:style-name="ce2">
            <text:p>Nombre</text:p>
          </table:table-cell>
          <table:table-cell office:value-type="string" table:style-name="ce2">
            <text:p>Genero</text:p>
          </table:table-cell>
          <table:table-cell office:value-type="string" table:style-name="ce2">
            <text:p>Edad</text:p>
          </table:table-cell>
          <table:table-cell office:value-type="string" table:style-name="ce2">
            <text:p>Puntaje</text:p>
          </table:table-cell>
          <table:table-cell table:style-name="ce17"/>
          <table:table-cell office:value-type="string" table:number-columns-spanned="3" table:number-rows-spanned="1" table:style-name="ce6">
            <text:p>Operaciones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style-name="ce2">
            <text:p>Juan Pérez</text:p>
          </table:table-cell>
          <table:table-cell office:value-type="string" table:style-name="ce2">
            <text:p>Masculino</text:p>
          </table:table-cell>
          <table:table-cell office:value-type="float" office:value="25" table:style-name="ce2">
            <text:p>25</text:p>
          </table:table-cell>
          <table:table-cell office:value-type="float" office:value="85" table:style-name="ce2">
            <text:p>85</text:p>
          </table:table-cell>
          <table:table-cell table:style-name="ce17"/>
          <table:table-cell office:value-type="string" table:style-name="ce8">
            <text:p>Suma</text:p>
          </table:table-cell>
          <table:table-cell office:value-type="float" office:value="296" table:formula="of:=SUM([.C2:.C11])" table:style-name="ce4">
            <text:p>296</text:p>
          </table:table-cell>
          <table:table-cell office:value-type="float" office:value="858" table:formula="of:=SUM([.D2:.D11])" table:style-name="ce4">
            <text:p>8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ía García</text:p>
          </table:table-cell>
          <table:table-cell office:value-type="string" table:style-name="ce2">
            <text:p>Femenino</text:p>
          </table:table-cell>
          <table:table-cell office:value-type="float" office:value="30" table:style-name="ce2">
            <text:p>30</text:p>
          </table:table-cell>
          <table:table-cell office:value-type="float" office:value="82" table:style-name="ce2">
            <text:p>82</text:p>
          </table:table-cell>
          <table:table-cell table:style-name="ce17"/>
          <table:table-cell office:value-type="string" table:style-name="ce8">
            <text:p>Promedio</text:p>
          </table:table-cell>
          <table:table-cell office:value-type="float" office:value="29.6" table:formula="of:=AVERAGE([.C2:.C11])" table:style-name="ce9">
            <text:p>29.6</text:p>
          </table:table-cell>
          <table:table-cell office:value-type="float" office:value="85.8" table:formula="of:=AVERAGE([.D2:.D11])" table:style-name="ce9">
            <text:p>85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dro Rodríguez</text:p>
          </table:table-cell>
          <table:table-cell office:value-type="string" table:style-name="ce2">
            <text:p>Masculino</text:p>
          </table:table-cell>
          <table:table-cell office:value-type="float" office:value="28" table:style-name="ce2">
            <text:p>28</text:p>
          </table:table-cell>
          <table:table-cell office:value-type="float" office:value="78" table:style-name="ce2">
            <text:p>78</text:p>
          </table:table-cell>
          <table:table-cell table:style-name="ce17"/>
          <table:table-cell office:value-type="string" table:style-name="ce8">
            <text:p>Máximo</text:p>
          </table:table-cell>
          <table:table-cell office:value-type="float" office:value="35" table:formula="of:=MAX([.C2:.C11])" table:style-name="ce4">
            <text:p>35</text:p>
          </table:table-cell>
          <table:table-cell office:value-type="float" office:value="95" table:formula="of:=MAX([.D2:.D11])" table:style-name="ce4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a Martínez</text:p>
          </table:table-cell>
          <table:table-cell office:value-type="string" table:style-name="ce2">
            <text:p>Femenino</text:p>
          </table:table-cell>
          <table:table-cell office:value-type="float" office:value="35" table:style-name="ce2">
            <text:p>35</text:p>
          </table:table-cell>
          <table:table-cell office:value-type="float" office:value="89" table:style-name="ce2">
            <text:p>89</text:p>
          </table:table-cell>
          <table:table-cell table:style-name="ce17"/>
          <table:table-cell office:value-type="string" table:style-name="ce8">
            <text:p>Mínimo</text:p>
          </table:table-cell>
          <table:table-cell office:value-type="float" office:value="25" table:formula="of:=+MIN([.C2:.C11])" table:style-name="ce9">
            <text:p>25</text:p>
          </table:table-cell>
          <table:table-cell office:value-type="float" office:value="78" table:formula="of:=+MIN([.D2:.D11])" table:style-name="ce9">
            <text:p>7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rlos López</text:p>
          </table:table-cell>
          <table:table-cell office:value-type="string" table:style-name="ce2">
            <text:p>Masculino</text:p>
          </table:table-cell>
          <table:table-cell office:value-type="float" office:value="32" table:style-name="ce2">
            <text:p>32</text:p>
          </table:table-cell>
          <table:table-cell office:value-type="float" office:value="95" table:style-name="ce2">
            <text:p>95</text:p>
          </table:table-cell>
          <table:table-cell table:number-columns-repeated="18" table:style-name="ce17"/>
          <table:table-cell table:number-columns-repeated="16362"/>
        </table:table-row>
        <table:table-row table:style-name="ro1">
          <table:table-cell office:value-type="string" table:style-name="ce2">
            <text:p>Laura González</text:p>
          </table:table-cell>
          <table:table-cell office:value-type="string" table:style-name="ce2">
            <text:p>Femenino</text:p>
          </table:table-cell>
          <table:table-cell office:value-type="float" office:value="27" table:style-name="ce2">
            <text:p>27</text:p>
          </table:table-cell>
          <table:table-cell office:value-type="float" office:value="80" table:style-name="ce2">
            <text:p>80</text:p>
          </table:table-cell>
          <table:table-cell table:number-columns-repeated="18" table:style-name="ce17"/>
          <table:table-cell table:number-columns-repeated="16362"/>
        </table:table-row>
        <table:table-row table:style-name="ro1">
          <table:table-cell office:value-type="string" table:style-name="ce2">
            <text:p>Andrés Hernández</text:p>
          </table:table-cell>
          <table:table-cell office:value-type="string" table:style-name="ce2">
            <text:p>Masculino</text:p>
          </table:table-cell>
          <table:table-cell office:value-type="float" office:value="29" table:style-name="ce2">
            <text:p>29</text:p>
          </table:table-cell>
          <table:table-cell office:value-type="float" office:value="87" table:style-name="ce2">
            <text:p>87</text:p>
          </table:table-cell>
          <table:table-cell table:number-columns-repeated="18" table:style-name="ce17"/>
          <table:table-cell table:number-columns-repeated="16362"/>
        </table:table-row>
        <table:table-row table:style-name="ro1">
          <table:table-cell office:value-type="string" table:style-name="ce2">
            <text:p>Sofía Díaz</text:p>
          </table:table-cell>
          <table:table-cell office:value-type="string" table:style-name="ce2">
            <text:p>Femenino</text:p>
          </table:table-cell>
          <table:table-cell office:value-type="float" office:value="31" table:style-name="ce2">
            <text:p>31</text:p>
          </table:table-cell>
          <table:table-cell office:value-type="float" office:value="91" table:style-name="ce2">
            <text:p>91</text:p>
          </table:table-cell>
          <table:table-cell table:number-columns-repeated="18" table:style-name="ce17"/>
          <table:table-cell table:number-columns-repeated="16362"/>
        </table:table-row>
        <table:table-row table:style-name="ro1">
          <table:table-cell office:value-type="string" table:style-name="ce2">
            <text:p>Javier Pérez</text:p>
          </table:table-cell>
          <table:table-cell office:value-type="string" table:style-name="ce2">
            <text:p>Masculino</text:p>
          </table:table-cell>
          <table:table-cell office:value-type="float" office:value="26" table:style-name="ce2">
            <text:p>26</text:p>
          </table:table-cell>
          <table:table-cell office:value-type="float" office:value="83" table:style-name="ce2">
            <text:p>83</text:p>
          </table:table-cell>
          <table:table-cell table:number-columns-repeated="18" table:style-name="ce17"/>
          <table:table-cell table:number-columns-repeated="16362"/>
        </table:table-row>
        <table:table-row table:style-name="ro1">
          <table:table-cell office:value-type="string" table:style-name="ce2">
            <text:p>Carolina Sánchez</text:p>
          </table:table-cell>
          <table:table-cell office:value-type="string" table:style-name="ce2">
            <text:p>Femenino</text:p>
          </table:table-cell>
          <table:table-cell office:value-type="float" office:value="33" table:style-name="ce2">
            <text:p>33</text:p>
          </table:table-cell>
          <table:table-cell office:value-type="float" office:value="88" table:style-name="ce2">
            <text:p>88</text:p>
          </table:table-cell>
          <table:table-cell table:number-columns-repeated="18" table:style-name="ce17"/>
          <table:table-cell table:number-columns-repeated="16362"/>
        </table:table-row>
        <table:table-row table:style-name="ro1">
          <table:table-cell table:number-columns-repeated="4" table:style-name="ce16"/>
          <table:table-cell table:number-columns-repeated="16380" table:style-name="ce17"/>
        </table:table-row>
        <table:table-row table:number-rows-repeated="196" table:style-name="ro1">
          <table:table-cell table:number-columns-repeated="16384" table:style-name="ce17"/>
        </table:table-row>
        <table:table-row table:number-rows-repeated="1048368" table:style-name="ro1">
          <table:table-cell table:number-columns-repeated="16384"/>
        </table:table-row>
      </table:table>
      <table:table table:name="Tema_2" table:style-name="ta1"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3" table:number-columns-repeated="16378" table:default-cell-style-name="ce17"/>
        <table:table-row table:style-name="ro2">
          <table:table-cell office:value-type="string" office:string-value="Nombre" table:formula="of:=+[Tema_1.$A$1]" table:style-name="ce3">
            <text:p>Nombre</text:p>
          </table:table-cell>
          <table:table-cell office:value-type="string" office:string-value="Genero" table:formula="of:=+[Tema_1.$B$1]" table:style-name="ce3">
            <text:p>Genero</text:p>
          </table:table-cell>
          <table:table-cell office:value-type="string" office:string-value="Edad" table:formula="of:=+[Tema_1.$C$1]" table:style-name="ce10">
            <text:p>Edad</text:p>
          </table:table-cell>
          <table:table-cell office:value-type="string" office:string-value="Puntaje" table:formula="of:=+[Tema_1.$D$1]" table:style-name="ce11">
            <text:p>Puntaje</text:p>
          </table:table-cell>
          <table:table-cell office:value-type="string" table:style-name="ce11">
            <text:p>Edad_Puntaje</text:p>
          </table:table-cell>
          <table:table-cell office:value-type="string" table:style-name="ce11">
            <text:p>Rango_edad</text:p>
          </table:table-cell>
          <table:table-cell table:number-columns-repeated="16378"/>
        </table:table-row>
        <table:table-row table:style-name="ro1">
          <table:table-cell office:value-type="string" office:string-value="Juan Pérez" table:formula="of:=+[Tema_1.$A2]" table:style-name="ce12">
            <text:p>Juan Pérez</text:p>
          </table:table-cell>
          <table:table-cell office:value-type="string" office:string-value="Masculino" table:formula="of:=+[Tema_1.$B2]" table:style-name="ce12">
            <text:p>Masculino</text:p>
          </table:table-cell>
          <table:table-cell office:value-type="float" office:value="25" table:formula="of:=+[Tema_1.$C2]" table:style-name="ce4">
            <text:p>25</text:p>
          </table:table-cell>
          <table:table-cell office:value-type="float" office:value="85" table:formula="of:=IFERROR([Tema_1.$D2]; &quot;Error&quot;)" table:style-name="ce13">
            <text:p>85</text:p>
          </table:table-cell>
          <table:table-cell office:value-type="string" office:string-value="No cumple" table:formula="of:=+IF(AND([.C2:.C11]&gt;30; [.D2:.D11]&gt;=90); &quot;Cumple&quot;; &quot;No cumple&quot;)" table:style-name="ce13">
            <text:p>No cumple</text:p>
          </table:table-cell>
          <table:table-cell office:value-type="string" office:string-value="20-25" table:formula="of:=+IF(AND([.C2]&gt;=20; [.C2]&lt;=25); &quot;20-25&quot;; IF(AND([.C2]&gt;25; [.C2]&lt;=30); &quot;25-30&quot;; IF(AND([.C2]&gt;30; [.C2]&lt;=35); &quot;30-35&quot;; &quot;Fuera de rango&quot;)))" table:style-name="ce13">
            <text:p>20-25</text:p>
          </table:table-cell>
          <table:table-cell table:number-columns-repeated="16378"/>
        </table:table-row>
        <table:table-row table:style-name="ro1">
          <table:table-cell office:value-type="string" office:string-value="María García" table:formula="of:=+[Tema_1.$A3]" table:style-name="ce14">
            <text:p>María García</text:p>
          </table:table-cell>
          <table:table-cell office:value-type="string" office:string-value="Femenino" table:formula="of:=+[Tema_1.$B3]" table:style-name="ce14">
            <text:p>Femenino</text:p>
          </table:table-cell>
          <table:table-cell office:value-type="float" office:value="30" table:formula="of:=+[Tema_1.$C3]" table:style-name="ce5">
            <text:p>30</text:p>
          </table:table-cell>
          <table:table-cell office:value-type="float" office:value="82" table:formula="of:=IFERROR([Tema_1.$D3]; &quot;Error&quot;)" table:style-name="ce15">
            <text:p>82</text:p>
          </table:table-cell>
          <table:table-cell office:value-type="string" office:string-value="No cumple" table:formula="of:=+IF(AND([.C3:.C12]&gt;30; [.D3:.D12]&gt;=90); &quot;Cumple&quot;; &quot;No cumple&quot;)" table:style-name="ce15">
            <text:p>No cumple</text:p>
          </table:table-cell>
          <table:table-cell office:value-type="string" office:string-value="25-30" table:formula="of:=+IF(AND([.C3]&gt;=20; [.C3]&lt;=25); &quot;20-25&quot;; IF(AND([.C3]&gt;25; [.C3]&lt;=30); &quot;25-30&quot;; IF(AND([.C3]&gt;30; [.C3]&lt;=35); &quot;30-35&quot;; &quot;Fuera de rango&quot;)))" table:style-name="ce15">
            <text:p>25-30</text:p>
          </table:table-cell>
          <table:table-cell table:number-columns-repeated="16378"/>
        </table:table-row>
        <table:table-row table:style-name="ro1">
          <table:table-cell office:value-type="string" office:string-value="Pedro Rodríguez" table:formula="of:=+[Tema_1.$A4]" table:style-name="ce12">
            <text:p>Pedro Rodríguez</text:p>
          </table:table-cell>
          <table:table-cell office:value-type="string" office:string-value="Masculino" table:formula="of:=+[Tema_1.$B4]" table:style-name="ce12">
            <text:p>Masculino</text:p>
          </table:table-cell>
          <table:table-cell office:value-type="float" office:value="28" table:formula="of:=+[Tema_1.$C4]" table:style-name="ce4">
            <text:p>28</text:p>
          </table:table-cell>
          <table:table-cell office:value-type="float" office:value="78" table:formula="of:=IFERROR([Tema_1.$D4]; &quot;Error&quot;)" table:style-name="ce13">
            <text:p>78</text:p>
          </table:table-cell>
          <table:table-cell office:value-type="string" office:string-value="No cumple" table:formula="of:=+IF(AND([.C4:.C13]&gt;30; [.D4:.D13]&gt;=90); &quot;Cumple&quot;; &quot;No cumple&quot;)" table:style-name="ce13">
            <text:p>No cumple</text:p>
          </table:table-cell>
          <table:table-cell office:value-type="string" office:string-value="25-30" table:formula="of:=+IF(AND([.C4]&gt;=20; [.C4]&lt;=25); &quot;20-25&quot;; IF(AND([.C4]&gt;25; [.C4]&lt;=30); &quot;25-30&quot;; IF(AND([.C4]&gt;30; [.C4]&lt;=35); &quot;30-35&quot;; &quot;Fuera de rango&quot;)))" table:style-name="ce13">
            <text:p>25-30</text:p>
          </table:table-cell>
          <table:table-cell table:number-columns-repeated="16378"/>
        </table:table-row>
        <table:table-row table:style-name="ro1">
          <table:table-cell office:value-type="string" office:string-value="Ana Martínez" table:formula="of:=+[Tema_1.$A5]" table:style-name="ce14">
            <text:p>Ana Martínez</text:p>
          </table:table-cell>
          <table:table-cell office:value-type="string" office:string-value="Femenino" table:formula="of:=+[Tema_1.$B5]" table:style-name="ce14">
            <text:p>Femenino</text:p>
          </table:table-cell>
          <table:table-cell office:value-type="float" office:value="35" table:formula="of:=+[Tema_1.$C5]" table:style-name="ce5">
            <text:p>35</text:p>
          </table:table-cell>
          <table:table-cell office:value-type="float" office:value="89" table:formula="of:=IFERROR([Tema_1.$D5]; &quot;Error&quot;)" table:style-name="ce15">
            <text:p>89</text:p>
          </table:table-cell>
          <table:table-cell office:value-type="string" office:string-value="No cumple" table:formula="of:=+IF(AND([.C5:.C14]&gt;30; [.D5:.D14]&gt;=90); &quot;Cumple&quot;; &quot;No cumple&quot;)" table:style-name="ce15">
            <text:p>No cumple</text:p>
          </table:table-cell>
          <table:table-cell office:value-type="string" office:string-value="30-35" table:formula="of:=+IF(AND([.C5]&gt;=20; [.C5]&lt;=25); &quot;20-25&quot;; IF(AND([.C5]&gt;25; [.C5]&lt;=30); &quot;25-30&quot;; IF(AND([.C5]&gt;30; [.C5]&lt;=35); &quot;30-35&quot;; &quot;Fuera de rango&quot;)))" table:style-name="ce15">
            <text:p>30-35</text:p>
          </table:table-cell>
          <table:table-cell table:number-columns-repeated="16378"/>
        </table:table-row>
        <table:table-row table:style-name="ro1">
          <table:table-cell office:value-type="string" office:string-value="Carlos López" table:formula="of:=+[Tema_1.$A6]" table:style-name="ce12">
            <text:p>Carlos López</text:p>
          </table:table-cell>
          <table:table-cell office:value-type="string" office:string-value="Masculino" table:formula="of:=+[Tema_1.$B6]" table:style-name="ce12">
            <text:p>Masculino</text:p>
          </table:table-cell>
          <table:table-cell office:value-type="float" office:value="32" table:formula="of:=+[Tema_1.$C6]" table:style-name="ce4">
            <text:p>32</text:p>
          </table:table-cell>
          <table:table-cell office:value-type="float" office:value="95" table:formula="of:=IFERROR([Tema_1.$D6]; &quot;Error&quot;)" table:style-name="ce13">
            <text:p>95</text:p>
          </table:table-cell>
          <table:table-cell office:value-type="string" office:string-value="Cumple" table:formula="of:=+IF(AND([.C6:.C15]&gt;30; [.D6:.D15]&gt;=90); &quot;Cumple&quot;; &quot;No cumple&quot;)" table:style-name="ce13">
            <text:p>Cumple</text:p>
          </table:table-cell>
          <table:table-cell office:value-type="string" office:string-value="30-35" table:formula="of:=+IF(AND([.C6]&gt;=20; [.C6]&lt;=25); &quot;20-25&quot;; IF(AND([.C6]&gt;25; [.C6]&lt;=30); &quot;25-30&quot;; IF(AND([.C6]&gt;30; [.C6]&lt;=35); &quot;30-35&quot;; &quot;Fuera de rango&quot;)))" table:style-name="ce13">
            <text:p>30-35</text:p>
          </table:table-cell>
          <table:table-cell table:number-columns-repeated="16378"/>
        </table:table-row>
        <table:table-row table:style-name="ro1">
          <table:table-cell office:value-type="string" office:string-value="Laura González" table:formula="of:=+[Tema_1.$A7]" table:style-name="ce14">
            <text:p>Laura González</text:p>
          </table:table-cell>
          <table:table-cell office:value-type="string" office:string-value="Femenino" table:formula="of:=+[Tema_1.$B7]" table:style-name="ce14">
            <text:p>Femenino</text:p>
          </table:table-cell>
          <table:table-cell office:value-type="float" office:value="27" table:formula="of:=+[Tema_1.$C7]" table:style-name="ce5">
            <text:p>27</text:p>
          </table:table-cell>
          <table:table-cell office:value-type="float" office:value="80" table:formula="of:=IFERROR([Tema_1.$D7]; &quot;Error&quot;)" table:style-name="ce15">
            <text:p>80</text:p>
          </table:table-cell>
          <table:table-cell office:value-type="string" office:string-value="No cumple" table:formula="of:=+IF(AND([.C7:.C16]&gt;30; [.D7:.D16]&gt;=90); &quot;Cumple&quot;; &quot;No cumple&quot;)" table:style-name="ce15">
            <text:p>No cumple</text:p>
          </table:table-cell>
          <table:table-cell office:value-type="string" office:string-value="25-30" table:formula="of:=+IF(AND([.C7]&gt;=20; [.C7]&lt;=25); &quot;20-25&quot;; IF(AND([.C7]&gt;25; [.C7]&lt;=30); &quot;25-30&quot;; IF(AND([.C7]&gt;30; [.C7]&lt;=35); &quot;30-35&quot;; &quot;Fuera de rango&quot;)))" table:style-name="ce15">
            <text:p>25-30</text:p>
          </table:table-cell>
          <table:table-cell table:number-columns-repeated="16378"/>
        </table:table-row>
        <table:table-row table:style-name="ro1">
          <table:table-cell office:value-type="string" office:string-value="Andrés Hernández" table:formula="of:=+[Tema_1.$A8]" table:style-name="ce12">
            <text:p>Andrés Hernández</text:p>
          </table:table-cell>
          <table:table-cell office:value-type="string" office:string-value="Masculino" table:formula="of:=+[Tema_1.$B8]" table:style-name="ce12">
            <text:p>Masculino</text:p>
          </table:table-cell>
          <table:table-cell office:value-type="float" office:value="29" table:formula="of:=+[Tema_1.$C8]" table:style-name="ce4">
            <text:p>29</text:p>
          </table:table-cell>
          <table:table-cell office:value-type="float" office:value="87" table:formula="of:=IFERROR([Tema_1.$D8]; &quot;Error&quot;)" table:style-name="ce13">
            <text:p>87</text:p>
          </table:table-cell>
          <table:table-cell office:value-type="string" office:string-value="No cumple" table:formula="of:=+IF(AND([.C8:.C17]&gt;30; [.D8:.D17]&gt;=90); &quot;Cumple&quot;; &quot;No cumple&quot;)" table:style-name="ce13">
            <text:p>No cumple</text:p>
          </table:table-cell>
          <table:table-cell office:value-type="string" office:string-value="25-30" table:formula="of:=+IF(AND([.C8]&gt;=20; [.C8]&lt;=25); &quot;20-25&quot;; IF(AND([.C8]&gt;25; [.C8]&lt;=30); &quot;25-30&quot;; IF(AND([.C8]&gt;30; [.C8]&lt;=35); &quot;30-35&quot;; &quot;Fuera de rango&quot;)))" table:style-name="ce13">
            <text:p>25-30</text:p>
          </table:table-cell>
          <table:table-cell table:number-columns-repeated="16378"/>
        </table:table-row>
        <table:table-row table:style-name="ro1">
          <table:table-cell office:value-type="string" office:string-value="Sofía Díaz" table:formula="of:=+[Tema_1.$A9]" table:style-name="ce14">
            <text:p>Sofía Díaz</text:p>
          </table:table-cell>
          <table:table-cell office:value-type="string" office:string-value="Femenino" table:formula="of:=+[Tema_1.$B9]" table:style-name="ce14">
            <text:p>Femenino</text:p>
          </table:table-cell>
          <table:table-cell office:value-type="float" office:value="31" table:formula="of:=+[Tema_1.$C9]" table:style-name="ce5">
            <text:p>31</text:p>
          </table:table-cell>
          <table:table-cell office:value-type="float" office:value="91" table:formula="of:=IFERROR([Tema_1.$D9]; &quot;Error&quot;)" table:style-name="ce15">
            <text:p>91</text:p>
          </table:table-cell>
          <table:table-cell office:value-type="string" office:string-value="Cumple" table:formula="of:=+IF(AND([.C9:.C18]&gt;30; [.D9:.D18]&gt;=90); &quot;Cumple&quot;; &quot;No cumple&quot;)" table:style-name="ce15">
            <text:p>Cumple</text:p>
          </table:table-cell>
          <table:table-cell office:value-type="string" office:string-value="30-35" table:formula="of:=+IF(AND([.C9]&gt;=20; [.C9]&lt;=25); &quot;20-25&quot;; IF(AND([.C9]&gt;25; [.C9]&lt;=30); &quot;25-30&quot;; IF(AND([.C9]&gt;30; [.C9]&lt;=35); &quot;30-35&quot;; &quot;Fuera de rango&quot;)))" table:style-name="ce15">
            <text:p>30-35</text:p>
          </table:table-cell>
          <table:table-cell table:number-columns-repeated="16378"/>
        </table:table-row>
        <table:table-row table:style-name="ro1">
          <table:table-cell office:value-type="string" office:string-value="Javier Pérez" table:formula="of:=+[Tema_1.$A10]" table:style-name="ce12">
            <text:p>Javier Pérez</text:p>
          </table:table-cell>
          <table:table-cell office:value-type="string" office:string-value="Masculino" table:formula="of:=+[Tema_1.$B10]" table:style-name="ce12">
            <text:p>Masculino</text:p>
          </table:table-cell>
          <table:table-cell office:value-type="float" office:value="26" table:formula="of:=+[Tema_1.$C10]" table:style-name="ce4">
            <text:p>26</text:p>
          </table:table-cell>
          <table:table-cell office:value-type="float" office:value="83" table:formula="of:=IFERROR([Tema_1.$D10]; &quot;Error&quot;)" table:style-name="ce13">
            <text:p>83</text:p>
          </table:table-cell>
          <table:table-cell office:value-type="string" office:string-value="No cumple" table:formula="of:=+IF(AND([.C10:.C19]&gt;30; [.D10:.D19]&gt;=90); &quot;Cumple&quot;; &quot;No cumple&quot;)" table:style-name="ce13">
            <text:p>No cumple</text:p>
          </table:table-cell>
          <table:table-cell office:value-type="string" office:string-value="25-30" table:formula="of:=+IF(AND([.C10]&gt;=20; [.C10]&lt;=25); &quot;20-25&quot;; IF(AND([.C10]&gt;25; [.C10]&lt;=30); &quot;25-30&quot;; IF(AND([.C10]&gt;30; [.C10]&lt;=35); &quot;30-35&quot;; &quot;Fuera de rango&quot;)))" table:style-name="ce13">
            <text:p>25-30</text:p>
          </table:table-cell>
          <table:table-cell table:number-columns-repeated="16378"/>
        </table:table-row>
        <table:table-row table:style-name="ro1">
          <table:table-cell office:value-type="string" office:string-value="Carolina Sánchez" table:formula="of:=+[Tema_1.$A11]" table:style-name="ce14">
            <text:p>Carolina Sánchez</text:p>
          </table:table-cell>
          <table:table-cell office:value-type="string" office:string-value="Femenino" table:formula="of:=+[Tema_1.$B11]" table:style-name="ce14">
            <text:p>Femenino</text:p>
          </table:table-cell>
          <table:table-cell office:value-type="float" office:value="33" table:formula="of:=+[Tema_1.$C11]" table:style-name="ce5">
            <text:p>33</text:p>
          </table:table-cell>
          <table:table-cell office:value-type="float" office:value="88" table:formula="of:=IFERROR([Tema_1.$D11]; &quot;Error&quot;)" table:style-name="ce15">
            <text:p>88</text:p>
          </table:table-cell>
          <table:table-cell office:value-type="string" office:string-value="No cumple" table:formula="of:=+IF(AND([.C11:.C20]&gt;30; [.D11:.D20]&gt;=90); &quot;Cumple&quot;; &quot;No cumple&quot;)" table:style-name="ce15">
            <text:p>No cumple</text:p>
          </table:table-cell>
          <table:table-cell office:value-type="string" office:string-value="30-35" table:formula="of:=+IF(AND([.C11]&gt;=20; [.C11]&lt;=25); &quot;20-25&quot;; IF(AND([.C11]&gt;25; [.C11]&lt;=30); &quot;25-30&quot;; IF(AND([.C11]&gt;30; [.C11]&lt;=35); &quot;30-35&quot;; &quot;Fuera de rango&quot;)))" table:style-name="ce15">
            <text:p>30-35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7">
            <draw:frame draw:z-index="1" draw:id="id0" draw:style-name="a0" draw:name="Gráfico 5" svg:x="0.23056in" svg:y="0.09514in" svg:width="4.99167in" svg:height="2.99792in" style:rel-width="scale" style:rel-height="scale">
              <draw:object xlink:href="Object 1/" xlink:type="simple" xlink:show="embed" xlink:actuate="onLoad"/>
              <svg:title/>
              <svg:desc>Tipo de gráfico: Columnas agrupadas. "Edad"

Descripción generada automáticamente</svg:desc>
            </draw:frame>
          </table:table-cell>
          <table:table-cell table:number-columns-repeated="3"/>
          <table:table-cell table:style-name="ce17">
            <draw:frame draw:z-index="2" draw:id="id1" draw:style-name="a1" draw:name="Gráfico 7" svg:x="1.31181in" svg:y="0.05972in" svg:width="5.0125in" svg:height="3.00417in" style:rel-width="scale" style:rel-height="scale">
              <draw:object xlink:href="Object 2/" xlink:type="simple" xlink:show="embed" xlink:actuate="onLoad"/>
              <svg:title/>
              <svg:desc>Tipo de gráfico: Barras agrupadas. "Edad", "Puntaje" por "Nombre"

Descripción generada automáticamente</svg:desc>
            </draw:frame>
          </table:table-cell>
          <table:table-cell table:number-columns-repeated="16379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style-name="ce17">
            <draw:frame draw:z-index="3" draw:id="id2" draw:style-name="a2" draw:name="Gráfico 8" svg:x="0.23264in" svg:y="0.15347in" svg:width="5.00417in" svg:height="3.00625in" style:rel-width="scale" style:rel-height="scale">
              <draw:object xlink:href="Object 3/" xlink:type="simple" xlink:show="embed" xlink:actuate="onLoad"/>
              <svg:title/>
              <svg:desc>Tipo de gráfico: Dispersión. Campo: Edad y campo: Puntaje parece estar muy correlacionado.

Descripción generada automáticamente</svg:desc>
            </draw:frame>
          </table:table-cell>
          <table:table-cell table:number-columns-repeated="3"/>
          <table:table-cell table:style-name="ce17">
            <draw:frame draw:z-index="4" draw:id="id3" draw:style-name="a3" draw:name="Gráfico 10" svg:x="1.27292in" svg:y="0.16458in" svg:width="5.2875in" svg:height="3.0041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Tema_3" table:style-name="ta1"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3" table:number-columns-repeated="16380" table:default-cell-style-name="ce17"/>
        <table:table-row table:style-name="ro1">
          <table:table-cell office:value-type="string" table:style-name="ce18">
            <text:p>Genero</text:p>
          </table:table-cell>
          <table:table-cell office:value-type="string" table:style-name="ce18">
            <text:p>(Todas)</text:p>
          </table:table-cell>
          <table:table-cell table:number-columns-repeated="16382" table:style-name="ce17"/>
        </table:table-row>
        <table:table-row table:style-name="ro1">
          <table:table-cell office:value-type="string" table:style-name="ce18">
            <text:p>Rango_edad</text:p>
          </table:table-cell>
          <table:table-cell office:value-type="string" table:style-name="ce18">
            <text:p>(Todas)</text:p>
          </table:table-cell>
          <table:table-cell table:number-columns-repeated="16382" table:style-name="ce17"/>
        </table:table-row>
        <table:table-row table:style-name="ro1">
          <table:table-cell office:value-type="string" table:style-name="ce18">
            <text:p>Edad_Puntaje</text:p>
          </table:table-cell>
          <table:table-cell office:value-type="string" table:style-name="ce18">
            <text:p>(Todas)</text:p>
          </table:table-cell>
          <table:table-cell table:number-columns-repeated="16382" table:style-name="ce17"/>
        </table:table-row>
        <table:table-row table:style-name="ro1">
          <table:table-cell table:number-columns-repeated="3" table:style-name="ce1"/>
          <table:table-cell table:number-columns-repeated="16381"/>
        </table:table-row>
        <table:table-row table:style-name="ro1">
          <table:table-cell office:value-type="string" table:style-name="ce19">
            <text:p>Alumno</text:p>
          </table:table-cell>
          <table:table-cell office:value-type="string" table:style-name="ce20">
            <text:p>Puntaje_alumno</text:p>
          </table:table-cell>
          <table:table-cell office:value-type="string" table:style-name="ce21">
            <text:p>Edad_alumno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Ana Martínez</text:p>
          </table:table-cell>
          <table:table-cell office:value-type="float" office:value="89" table:style-name="ce23">
            <text:p>89</text:p>
          </table:table-cell>
          <table:table-cell office:value-type="float" office:value="35" table:style-name="ce24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Andrés Hernández</text:p>
          </table:table-cell>
          <table:table-cell office:value-type="float" office:value="87" table:style-name="ce26">
            <text:p>87</text:p>
          </table:table-cell>
          <table:table-cell office:value-type="float" office:value="29" table:style-name="ce27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Carlos López</text:p>
          </table:table-cell>
          <table:table-cell office:value-type="float" office:value="95" table:style-name="ce26">
            <text:p>95</text:p>
          </table:table-cell>
          <table:table-cell office:value-type="float" office:value="32" table:style-name="ce27">
            <text:p>32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Carolina Sánchez</text:p>
          </table:table-cell>
          <table:table-cell office:value-type="float" office:value="88" table:style-name="ce26">
            <text:p>88</text:p>
          </table:table-cell>
          <table:table-cell office:value-type="float" office:value="33" table:style-name="ce27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Javier Pérez</text:p>
          </table:table-cell>
          <table:table-cell office:value-type="float" office:value="83" table:style-name="ce26">
            <text:p>83</text:p>
          </table:table-cell>
          <table:table-cell office:value-type="float" office:value="26" table:style-name="ce27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Juan Pérez</text:p>
          </table:table-cell>
          <table:table-cell office:value-type="float" office:value="85" table:style-name="ce26">
            <text:p>85</text:p>
          </table:table-cell>
          <table:table-cell office:value-type="float" office:value="25" table:style-name="ce27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Laura González</text:p>
          </table:table-cell>
          <table:table-cell office:value-type="float" office:value="80" table:style-name="ce26">
            <text:p>80</text:p>
          </table:table-cell>
          <table:table-cell office:value-type="float" office:value="27" table:style-name="ce27">
            <text:p>27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María García</text:p>
          </table:table-cell>
          <table:table-cell office:value-type="float" office:value="82" table:style-name="ce26">
            <text:p>82</text:p>
          </table:table-cell>
          <table:table-cell office:value-type="float" office:value="30" table:style-name="ce27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Pedro Rodríguez</text:p>
          </table:table-cell>
          <table:table-cell office:value-type="float" office:value="78" table:style-name="ce26">
            <text:p>78</text:p>
          </table:table-cell>
          <table:table-cell office:value-type="float" office:value="28" table:style-name="ce27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Sofía Díaz</text:p>
          </table:table-cell>
          <table:table-cell office:value-type="float" office:value="91" table:style-name="ce26">
            <text:p>91</text:p>
          </table:table-cell>
          <table:table-cell office:value-type="float" office:value="31" table:style-name="ce27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Total general</text:p>
          </table:table-cell>
          <table:table-cell office:value-type="float" office:value="85.8" table:style-name="ce29">
            <text:p>85.80</text:p>
          </table:table-cell>
          <table:table-cell office:value-type="float" office:value="29.6" table:style-name="ce30">
            <text:p>29.6</text:p>
          </table:table-cell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database-ranges>
        <table:database-range table:target-range-address="Tema_1.A1:Tema_1.D11" table:name="Tabla3" table:display-filter-buttons="false"/>
      </table:database-ranges>
      <table:data-pilot-tables>
        <table:data-pilot-table table:name="TablaDinámica34" table:target-range-address="Tema_3.A1:Tema_3.C16" table:show-filter-button="false" table:buttons="Tema_3.A1 Tema_3.A2 Tema_3.A3 Tema_3.A5">
          <table:source-cell-range table:cell-range-address="Tema_2.A1:Tema_2.F11"/>
          <table:data-pilot-field table:source-field-name="Genero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ango_edad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dad_Puntaje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ores" table:orientation="column" table:is-data-layout-field="true">
            <table:data-pilot-level table:show-empty="true"/>
          </table:data-pilot-field>
          <table:data-pilot-field table:source-field-name="Nombr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untaje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dad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Neivys Gonzalez</meta:initial-creator>
    <dc:creator>Neivys Gonzalez</dc:creator>
    <meta:creation-date>2024-03-15T18:38:52Z</meta:creation-date>
    <dc:date>2024-03-15T20:56:5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33" chart:overlap="-3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5.85pt" svg:width="359.4pt" chart:style-name="Crt0">
        <chart:title chart:style-name="CT00">
          <text:p text:style-name="a0" text:class-names="" text:cond-style-name="">Distribucción de edad por alumno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ombre</text:p>
            </chart:title>
            <chart:categories table:cell-range-address="Tema_2.$A$2:.$A$11"/>
          </chart:axis>
          <chart:axis chart:dimension="y" chart:name="primary-y" chart:style-name="Axs1">
            <chart:title chart:style-name="AT01">
              <text:p text:style-name="a2" text:class-names="" text:cond-style-name="">Edad</text:p>
            </chart:title>
            <chart:grid chart:class="major" chart:style-name="GMa1"/>
          </chart:axis>
          <chart:series chart:label-cell-address="Tema_2.$C$1" chart:values-cell-range-address="Tema_2.$C$2:.$C$11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40" chart:overlap="-3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e97132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216.3pt" svg:width="360.9pt" chart:style-name="Crt0">
        <chart:title svg:x="91.07354330708661pt" svg:y="6.01251968503937pt" chart:style-name="CT00">
          <text:p text:style-name="a0" text:class-names="" text:cond-style-name="">Distribucción de Puntaje Alumno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ombre</text:p>
            </chart:title>
            <chart:categories table:cell-range-address="Tema_2.$A$2:.$A$11"/>
          </chart:axis>
          <chart:axis chart:dimension="y" chart:name="primary-y" chart:style-name="Axs1">
            <chart:grid chart:class="major" chart:style-name="GMa1"/>
          </chart:axis>
          <chart:series chart:label-cell-address="Tema_2.$D$1" chart:values-cell-range-address="Tema_2.$D$2:.$D$11" chart:class="chart:bar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156082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45pt" svg:width="360.3pt" chart:style-name="Crt0">
        <chart:title chart:style-name="CT00">
          <text:p text:style-name="a0" text:class-names="" text:cond-style-name="">Correlación entre la <text:s text:c="1"/>Edad<text:s text:c="1"/>y<text:s text:c="1"/>Puntaje<text:s text:c="1"/>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Edad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Puntaje</text:p>
            </chart:title>
            <chart:grid chart:class="major" chart:style-name="GMa1"/>
          </chart:axis>
          <chart:series chart:label-cell-address="Tema_2.$D$1" chart:values-cell-range-address="Tema_2.$D$2:.$D$11" chart:class="chart:scatter" chart:attached-axis="primary-y" chart:style-name="G0S0">
            <chart:domain table:cell-range-address="Tema_2.$C$2:.$C$11"/>
            <chart:regression-curve chart:style-name="T000">
              <chart:equation chart:automatic-content="true" chart:display-equation="true" chart:display-r-square="true" svg:x="261.0pt" svg:y="71.0pt" chart:style-name="TL000"/>
            </chart:regression-curve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in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.0069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solid" draw:fill-color="#156082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97132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216.3pt" svg:width="380.6999212598425pt" chart:style-name="Crt0">
        <chart:title chart:style-name="CT00">
          <text:p text:style-name="a0" text:class-names="" text:cond-style-name="">Distribucción de Género</text:p>
        </chart:title>
        <chart:legend chart:legend-position="top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Femenino</text:p>
            </table:table-cell>
            <table:table-cell office:value-type="float" office:value="5"/>
          </table:table-row>
          <table:table-row>
            <table:table-cell office:value-type="string">
              <text:p>Masculino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